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-ItalicMT" svg:font-family="Arial-ItalicMT" style:font-family-generic="script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857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531cm"/>
    </style:style>
    <style:style style:name="co6" style:family="table-column">
      <style:table-column-properties fo:break-before="auto" style:column-width="2.487cm"/>
    </style:style>
    <style:style style:name="co7" style:family="table-column">
      <style:table-column-properties fo:break-before="auto" style:column-width="15.228cm"/>
    </style:style>
    <style:style style:name="co8" style:family="table-column">
      <style:table-column-properties fo:break-before="auto" style:column-width="4.93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91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0.54cm" fo:break-before="auto" style:use-optimal-row-height="false"/>
    </style:style>
    <style:style style:name="ro8" style:family="table-row">
      <style:table-row-properties style:row-height="0.52cm" fo:break-before="auto" style:use-optimal-row-height="false"/>
    </style:style>
    <style:style style:name="ro9" style:family="table-row">
      <style:table-row-properties style:row-height="0.723cm" fo:break-before="auto" style:use-optimal-row-height="false"/>
    </style:style>
    <style:style style:name="ro10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7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9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fo:border="0.06pt solid #000000" style:vertical-align="middle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fo:border="0.06pt solid #000000" style:vertical-align="middle"/>
    </style:style>
    <style:style style:name="ce83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middle"/>
    </style:style>
    <style:style style:name="ce84" style:family="table-cell" style:parent-style-name="Default">
      <style:table-cell-properties fo:background-color="#cccc00" fo:wrap-option="wrap" fo:border="0.06pt solid #000000" style:vertical-align="middle"/>
    </style:style>
    <style:style style:name="ce85" style:family="table-cell" style:parent-style-name="Default">
      <style:table-cell-properties fo:wrap-option="wrap" style:vertical-align="middle"/>
    </style:style>
    <style:style style:name="ce1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order="0.06pt solid #000000" style:vertical-align="middle"/>
    </style:style>
    <style:style style:name="ce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9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end" fo:margin-left="0cm"/>
      <style:text-properties fo:font-style="normal" style:font-style-asian="normal" style:font-style-complex="normal"/>
    </style:style>
    <style:style style:name="ce95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end" fo:margin-left="0cm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39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font-style-asian="normal" style:font-weight-asian="normal" style:font-name-complex="Liberation Serif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transparent" fo:wrap-option="wrap" fo:border="0.06pt solid #000000" style:vertical-align="middle"/>
    </style:style>
    <style:style style:name="ce104" style:family="table-cell" style:parent-style-name="Default">
      <style:table-cell-properties fo:background-color="transparent" fo:wrap-option="wrap" fo:border="0.06pt solid #000000" style:vertical-align="middle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 fo:wrap-option="wrap" fo:border="0.06pt solid #000000" style:vertical-align="middle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-ItalicMT" style:font-size-asian="10pt" style:font-style-asian="normal" style:font-weight-asian="normal" style:font-name-complex="Arial-ItalicMT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/>
    </style:style>
    <style:style style:name="ce10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Andale Sans UI1" style:font-size-asian="10pt" style:font-weight-asian="normal" style:font-size-complex="10pt" style:font-weight-complex="normal"/>
    </style:style>
    <style:style style:name="ce109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size-asian="10pt" style:font-size-complex="10pt"/>
    </style:style>
    <style:style style:name="ce110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0pt" style:font-name-asian="Andale Sans UI1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 fo:wrap-option="wrap" style:vertical-align="middle"/>
    </style:style>
    <style:style style:name="ce43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ce114" style:family="table-cell" style:parent-style-name="Default">
      <style:table-cell-properties fo:wrap-option="wrap" style:vertical-align="middle"/>
      <style:text-properties fo:color="#ce181e"/>
    </style:style>
    <style:style style:name="ce1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fo:font-size="10pt" style:text-underline-style="none" style:text-underline-color="font-color" style:letter-kerning="true" fo:language="fr" fo:country="FR" style:language-asian="hi" style:country-asian="IN" style:font-name-asian="Mangal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800000" fo:font-weight="bold" style:font-weight-asian="bold" style:font-weight-complex="bold"/>
    </style:style>
    <style:style style:name="T6" style:family="text">
      <style:text-properties fo:color="#800000" fo:font-weight="bold" style:letter-kerning="true" fo:language="none" fo:country="none" style:language-asian="none" style:country-asian="none" style:language-complex="none" style:country-complex="none" style:font-weight-asian="bold" style:font-weight-complex="bold"/>
    </style:style>
    <style:style style:name="T7" style:family="text">
      <style:text-properties style:letter-kerning="true" fo:language="none" fo:country="none" style:language-asian="none" style:country-asian="none" style:language-complex="none" style:country-complex="none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text-line-through-type="single" style:font-size-asian="10pt" style:font-size-complex="10pt"/>
    </style:style>
    <style:style style:name="T12" style:family="text">
      <style:text-properties style:text-underline-style="none" style:text-underline-color="font-color"/>
    </style:style>
  </office:automatic-styles>
  <office:body>
    <office:spreadsheet>
      <table:table table:name="Evolutions" table:style-name="ta1" table:print-ranges="Evolutions.A1:Evolutions.H1048576">
        <office:forms form:automatic-focus="false" form:apply-design-mode="false"/>
        <table:table-column table:style-name="co1" table:default-cell-style-name="ce81"/>
        <table:table-column table:style-name="co2" table:default-cell-style-name="ce85"/>
        <table:table-column table:style-name="co1" table:default-cell-style-name="ce81"/>
        <table:table-column table:style-name="co3" table:default-cell-style-name="ce81"/>
        <table:table-column table:style-name="co4" table:default-cell-style-name="ce85"/>
        <table:table-column table:style-name="co5" table:default-cell-style-name="ce98"/>
        <table:table-column table:style-name="co6" table:default-cell-style-name="ce81"/>
        <table:table-column table:style-name="co7" table:default-cell-style-name="ce113"/>
        <table:table-column table:style-name="co8" table:default-cell-style-name="ce85"/>
        <table:table-column table:style-name="co9" table:number-columns-repeated="1014" table:default-cell-style-name="ce85"/>
        <table:table-column table:style-name="co9" table:default-cell-style-name="ce14"/>
        <table:table-row table:style-name="ro1">
          <table:table-cell table:style-name="ce76" office:value-type="string" calcext:value-type="string">
            <text:p>Date</text:p>
          </table:table-cell>
          <table:table-cell table:style-name="ce76" office:value-type="string" calcext:value-type="string">
            <text:p>Standard </text:p>
          </table:table-cell>
          <table:table-cell table:style-name="ce76" office:value-type="string" calcext:value-type="string">
            <text:p>Version</text:p>
            <text:p>N-1</text:p>
          </table:table-cell>
          <table:table-cell table:style-name="ce76" office:value-type="string" calcext:value-type="string">
            <text:p>Version</text:p>
          </table:table-cell>
          <table:table-cell table:style-name="ce76" office:value-type="string" calcext:value-type="string">
            <text:p>Page</text:p>
            <text:p>CC</text:p>
          </table:table-cell>
          <table:table-cell table:style-name="ce76" office:value-type="string" calcext:value-type="string">
            <text:p>Page</text:p>
            <text:p>PLU</text:p>
          </table:table-cell>
          <table:table-cell table:style-name="ce76" office:value-type="string" calcext:value-type="string">
            <text:p>nature </text:p>
          </table:table-cell>
          <table:table-cell table:style-name="ce102" office:value-type="string" calcext:value-type="string">
            <text:p>Evolution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 table:number-rows-repeated="2">
          <table:table-cell table:style-name="ce3" table:number-columns-repeated="7"/>
          <table:table-cell table:style-name="ce37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3-12" calcext:value-type="date">
            <text:p>12/03/24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ajout prescriptions 55_01 et 55-02 implantations des installations d’énergie renouvelabl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4-03-12" calcext:value-type="date">
            <text:p>12/03/24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4-01</text:p>
          </table:table-cell>
          <table:table-cell table:style-name="ce3" table:number-columns-repeated="2"/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ajout prescriptions 54_01 et 54-02 pour les zones de recul du trait de côt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5" office:value-type="string" calcext:value-type="string" table:number-columns-spanned="8" table:number-rows-spanned="1">
            <text:p>20/12/2023 - DIFFUSION DU STANDARD CNIG PLU/CC v2024-01</text:p>
          </table:table-cell>
          <table:covered-table-cell table:number-columns-repeated="6" table:style-name="ce3"/>
          <table:covered-table-cell table:style-name="ce25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10-04" calcext:value-type="date">
            <text:p>04/10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caractères autorisés dans les champs LIBELONG, LIBELLE, TXT de HABILLAGE_T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28" calcext:value-type="date">
            <text:p>28/09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révision du contenu du répertoire 0_Procédur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28" calcext:value-type="date">
            <text:p>28/09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5_Orientations_amenagement est renommé 5_OAP, ainsi que les fichiers pdf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28" calcext:value-type="date">
            <text:p>28/09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19" office:value-type="string" calcext:value-type="string">
            <text:p>§3.2</text:p>
          </table:table-cell>
          <table:table-cell table:style-name="ce19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39" office:value-type="string" calcext:value-type="string">
            <text:p>renommage des codifications MC et MJ en MEC et MAJ dans ProcedureUrbaTyp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9-13" calcext:value-type="date">
            <text:p>13/09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p30 §3.3</text:p>
          </table:table-cell>
          <table:table-cell table:style-name="ce8" office:value-type="string" calcext:value-type="string">
            <text:p>amélioration</text:p>
          </table:table-cell>
          <table:table-cell table:style-name="ce37" office:value-type="string" calcext:value-type="string">
            <text:p>ajout PRESC 03-03 : Interdiction de reconstruction à l'identiqu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8-17" calcext:value-type="date">
            <text:p>17/08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p29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<text:span text:style-name="T1">ajout destination 47 : "lieux de culte" et 55</text:span> : "cuisine dédiée à la vente en ligne"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5-16" calcext:value-type="date">
            <text:p>16/05/23</text:p>
          </table:table-cell>
          <table:table-cell table:style-name="ce3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p32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PRESC 18-15 18-16 53-00 et 03-03 (TVB, Zone accélér. EnR, dérogation au L.111-6)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1" calcext:value-type="date">
            <text:p>21/04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 office:value-type="string" calcext:value-type="string">
            <text:p>§3.1</text:p>
          </table:table-cell>
          <table:table-cell table:style-name="ce3" office:value-type="string" calcext:value-type="string">
            <text:p>§3.2</text:p>
          </table:table-cell>
          <table:table-cell table:style-name="ce3" office:value-type="string" calcext:value-type="string">
            <text:p>amélioration</text:p>
          </table:table-cell>
          <table:table-cell table:style-name="ce37" office:value-type="string" calcext:value-type="string">
            <text:p><text:span text:style-name="T2">précisions apportées au contenu de la table DOC_URBA</text:span>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0" calcext:value-type="date">
            <text:p>20/04/23</text:p>
          </table:table-cell>
          <table:table-cell table:style-name="ce9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 office:value-type="string" calcext:value-type="string">
            <text:p>§3.2</text:p>
          </table:table-cell>
          <table:table-cell table:style-name="ce3" office:value-type="string" calcext:value-type="string">
            <text:p>§3.3</text:p>
          </table:table-cell>
          <table:table-cell table:style-name="ce3" office:value-type="string" calcext:value-type="string">
            <text:p>amélioration</text:p>
          </table:table-cell>
          <table:table-cell table:style-name="ce37" office:value-type="string" calcext:value-type="string">
            <text:p>n° correspond au numéro de la procédure depuis la dernière élaboration ou révision général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0" calcext:value-type="date">
            <text:p>20/04/23</text:p>
          </table:table-cell>
          <table:table-cell table:style-name="ce12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 office:value-type="string" calcext:value-type="string">
            <text:p>p32 §4.3</text:p>
          </table:table-cell>
          <table:table-cell table:style-name="ce3" office:value-type="string" calcext:value-type="string">
            <text:p>p47 §4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possibilité d'accents et d'espaces dans les champs LIBELL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20" calcext:value-type="date">
            <text:p>20/04/23</text:p>
          </table:table-cell>
          <table:table-cell table:style-name="ce12" office:value-type="string" calcext:value-type="string">
            <text:p>PLU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style-name="ce3"/>
          <table:table-cell table:style-name="ce3" office:value-type="string" calcext:value-type="string">
            <text:p>§4.1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règle de partage de géométrie avec le cadastre accentuée pour les zones et prescriptions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3-04-14" calcext:value-type="date">
            <text:p>14/04/23</text:p>
          </table:table-cell>
          <table:table-cell table:style-name="ce12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toutes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précision sur l'unicité de la valeur de DATAPPRO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3-01-12" calcext:value-type="date">
            <text:p>12/01/23</text:p>
          </table:table-cell>
          <table:table-cell table:style-name="ce12" office:value-type="string" calcext:value-type="string">
            <text:p>PLU &amp; CC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v2024-01</text:p>
          </table:table-cell>
          <table:table-cell table:number-columns-repeated="2" table:style-name="ce3" office:value-type="string" calcext:value-type="string">
            <text:p>toutes</text:p>
          </table:table-cell>
          <table:table-cell table:style-name="ce3" office:value-type="string" calcext:value-type="string">
            <text:p>correction</text:p>
          </table:table-cell>
          <table:table-cell table:style-name="ce25" office:value-type="string" calcext:value-type="string">
            <text:p>actualisation des hyperliens vers le nouveau site du CNIG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5" office:value-type="string" calcext:value-type="string" table:number-columns-spanned="8" table:number-rows-spanned="1">
            <text:p>16/11/2022 - DIFFUSION DU STANDARD CNIG PLU/CC v2022-10</text:p>
          </table:table-cell>
          <table:covered-table-cell table:number-columns-repeated="6" table:style-name="ce3"/>
          <table:covered-table-cell table:style-name="ce25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20" calcext:value-type="date">
            <text:p>20/10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/>
          <table:table-cell table:style-name="ce3" office:value-type="string" calcext:value-type="string">
            <text:p>p30 §3.3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ajout PRESC 29-02 Secteur de ZAC avec densité minimale de construction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14" calcext:value-type="date">
            <text:p>14/10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/>
          <table:table-cell table:style-name="ce3" office:value-type="string" calcext:value-type="string">
            <text:p>p30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PRESC 05-08 ER relocalisation d’équipements (...) exposés au recul du trait de côte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11" calcext:value-type="date">
            <text:p>11/10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§1.4</text:p>
          </table:table-cell>
          <table:table-cell table:style-name="ce3" office:value-type="string" calcext:value-type="string">
            <text:p>§1.2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Mention à l'ordonnance n° 2021-1310 du 7 octobre 2021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10-10" calcext:value-type="date">
            <text:p>10/10/22</text:p>
          </table:table-cell>
          <table:table-cell table:style-name="ce3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Intégration du règlement structuré au format XML et mentions au standard CNIG SRU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5" office:value-type="string" calcext:value-type="string" table:number-columns-spanned="8" table:number-rows-spanned="1">
            <text:p>15/09/2022 au 14/10/2022 : Appel à commentaires CNIG sur les projets de standards PLU/CC et SRU</text:p>
          </table:table-cell>
          <table:covered-table-cell table:style-name="ce3"/>
          <table:covered-table-cell table:style-name="ce8"/>
          <table:covered-table-cell table:number-columns-repeated="3" table:style-name="ce3"/>
          <table:covered-table-cell table:style-name="ce8"/>
          <table:covered-table-cell table:style-name="ce25"/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09-14" calcext:value-type="date">
            <text:p>14/09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 office:value-type="string" calcext:value-type="string">
            <text:p>p25 §3.3</text:p>
          </table:table-cell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INFO 42-00 Secteurs soumis à autorisation d'urbanisme ou déclaration préalable.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3">
          <table:table-cell table:style-name="ce2" office:value-type="date" office:date-value="2022-07-08" calcext:value-type="date">
            <text:p>08/07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51 §4.3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Le contenu de 0_Procedure se réfère aux article R153-22 et R153-20 du C. Urba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06-20" calcext:value-type="date">
            <text:p>20/06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/>
          <table:table-cell table:style-name="ce3" office:value-type="string" calcext:value-type="string">
            <text:p>p32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PRES 18-12à14 (OAP renaturation, protect. franges urb &amp; rurales, recul du trait de côte)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3">
          <table:table-cell table:style-name="ce2" office:value-type="date" office:date-value="2022-06-10" calcext:value-type="date">
            <text:p>10/06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20 §3.2</text:p>
          </table:table-cell>
          <table:table-cell table:style-name="ce3" office:value-type="string" calcext:value-type="string">
            <text:p>correction</text:p>
          </table:table-cell>
          <table:table-cell table:style-name="ce31" office:value-type="string" calcext:value-type="string">
            <text:p>Le remplissage de l'attribut NOMPROC est obligatoire pour faciliter le suivi histo. Des DU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22 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intégration des attributs DESTOUI, DESTCDT, DESTNON dans la table ZONE_URBA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2-05-31" calcext:value-type="date">
            <text:p>31/05/22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intégration de l'attribut SYMBOLE dans ZONE_URBA, PRESCRIPTION, INFORMATION</text:p>
          </table:table-cell>
          <table:table-cell table:style-name="ce49"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2-03-07" calcext:value-type="date">
            <text:p>07/03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 office:value-type="string" calcext:value-type="string">
            <text:p>P23 §3.1</text:p>
          </table:table-cell>
          <table:table-cell table:style-name="ce3" office:value-type="string" calcext:value-type="string">
            <text:p>p23 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de l'attribut NATURE sur les tables de prescriptions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2-03-07" calcext:value-type="date">
            <text:p>07/03/22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3"/>
          <table:table-cell table:style-name="ce3" office:value-type="string" calcext:value-type="string">
            <text:p>p22 §3.2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réintégration de l'attribut FORMDOMI dans la table ZONE_URBA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1-11-23" calcext:value-type="date">
            <text:p>23/11/21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76"/>
          <table:table-cell table:style-name="ce88" office:value-type="string" calcext:value-type="string">
            <text:p>p29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PRESC 18-05 fait référence au L151-7 1° (le 1° a été précisé)</text:p>
          </table:table-cell>
          <table:table-cell/>
          <table:table-cell table:style-name="ce115" table:number-columns-repeated="1013"/>
          <table:table-cell table:style-name="ce81"/>
          <table:table-cell/>
        </table:table-row>
        <table:table-row table:style-name="ro2">
          <table:table-cell table:style-name="ce2" office:value-type="date" office:date-value="2021-09-14" calcext:value-type="date">
            <text:p>14/09/21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 office:value-type="string" calcext:value-type="string">
            <text:p>p25 §3.3</text:p>
          </table:table-cell>
          <table:table-cell table:style-name="ce3" office:value-type="string" calcext:value-type="string">
            <text:p>p35 §3.3</text:p>
          </table:table-cell>
          <table:table-cell table:style-name="ce8" office:value-type="string" calcext:value-type="string">
            <text:p>amélioration</text:p>
          </table:table-cell>
          <table:table-cell table:style-name="ce31" office:value-type="string" calcext:value-type="string">
            <text:p>ajout INFO 41-00 Bande de recul le long des axes à grande circulation</text:p>
          </table:table-cell>
          <table:table-cell table:style-name="ce43"/>
          <table:table-cell table:style-name="ce46" table:number-columns-repeated="1014"/>
          <table:table-cell table:style-name="ce55"/>
        </table:table-row>
        <table:table-row table:style-name="ro4">
          <table:table-cell table:style-name="ce77" office:value-type="date" office:date-value="2021-08-18" calcext:value-type="date">
            <text:p>18/08/21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d</text:p>
          </table:table-cell>
          <table:table-cell table:style-name="ce3" office:value-type="string" calcext:value-type="string">
            <text:p>v2022-10</text:p>
          </table:table-cell>
          <table:table-cell table:style-name="ce88" office:value-type="string" calcext:value-type="string">
            <text:p>p26 §3.3</text:p>
          </table:table-cell>
          <table:table-cell table:style-name="ce88" office:value-type="string" calcext:value-type="string">
            <text:p>p27 §3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récisions apportées dans &lt;ProcedureUrbaType&gt; sur les codes MJ, MS, RA, R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17/02/2021 - DIFFUSION DU STANDARD CNIG PLU/CC v2017d</text:p>
          </table:table-cell>
          <table:covered-table-cell table:style-name="ce12"/>
          <table:covered-table-cell table:number-columns-repeated="2" table:style-name="ce8"/>
          <table:covered-table-cell table:number-columns-repeated="2" table:style-name="ce88"/>
          <table:covered-table-cell table:style-name="ce8"/>
          <table:covered-table-cell table:style-name="ce44"/>
          <table:table-cell table:number-columns-repeated="1016"/>
        </table:table-row>
        <table:table-row table:style-name="ro2">
          <table:table-cell table:style-name="ce77" office:value-type="string" calcext:value-type="string">
            <text:p>09/0221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'astuce des pièces écrites vides pour valider plus rapidement le lot de donné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1-01-28" calcext:value-type="date">
            <text:p>28/01/21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number-columns-repeated="2"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précision dans la définition de l'attribut NOMPLA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20-09-29" calcext:value-type="date">
            <text:p>29/09/20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 office:value-type="string" calcext:value-type="string">
            <text:p>§4.3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 fichier liste_annexes des cartes communales devient obligatoire (y compris pour mentionner qu'il n'y a pas d'annexe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20-09-28" calcext:value-type="date">
            <text:p>28/09/20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du fichier <text:s/>4_Annexes/&lt;inse/siren&gt;_titres_pieces_ecrites_&lt;datappro&gt;.csv de correspondance entre un fichier de pièce écrite et son titre, avec un exemple</text:p>
          </table:table-cell>
          <table:table-cell table:style-name="ce114" office:value-type="string" calcext:value-type="string">
            <text:p>A faire aussi pour les PSMV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6-24" calcext:value-type="date">
            <text:p>24/06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105" office:value-type="string" calcext:value-type="string">
            <text:p>ajout de la consigne sur DOC_URBA_COM : 1 enregistrement par commun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0-05-29" calcext:value-type="date">
            <text:p>29/05/20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 office:value-type="string" calcext:value-type="string">
            <text:p>§3.1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105" office:value-type="string" calcext:value-type="string">
            <text:p>correction d'une coquille IDURBA C30 (et non pas C20) dans DOC_URBA_COM 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0-04-21" calcext:value-type="date">
            <text:p>21/04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52-00 Infras et équipts logistiques à préserver/ développer en zones U AU</text:p>
          </table:table-cell>
          <table:table-cell office:value-type="string" calcext:value-type="string">
            <text:p>mail Pcapart du 05/02/2020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4-21" calcext:value-type="date">
            <text:p>21/04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44-05 Réalisation d’aires de livraisons imposée</text:p>
          </table:table-cell>
          <table:table-cell office:value-type="string" calcext:value-type="string">
            <text:p>mail Pcapart du 05/02/2020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1-02" calcext:value-type="date">
            <text:p>02/01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18-09, 18-10 et 18-11 (OAP en zone d’aménagement concerté)</text:p>
          </table:table-cell>
          <table:table-cell office:value-type="string" calcext:value-type="string">
            <text:p>mail Pcapart du 19/12/2019</text:p>
          </table:table-cell>
          <table:table-cell table:number-columns-repeated="1015"/>
        </table:table-row>
        <table:table-row table:style-name="ro2">
          <table:table-cell table:style-name="ce77" office:value-type="date" office:date-value="2020-01-02" calcext:value-type="date">
            <text:p>02/01/20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c</text:p>
          </table:table-cell>
          <table:table-cell table:style-name="ce8" office:value-type="string" calcext:value-type="string">
            <text:p>v2017d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16-05 Diversification de l'activité agricole</text:p>
          </table:table-cell>
          <table:table-cell office:value-type="string" calcext:value-type="string">
            <text:p>mail Pcapart du 19/12/2019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8" table:number-rows-spanned="1">
            <text:p>15/11/ 2019 - DIFFUSION DU STANDARD CNIG PLU/CC v2017c</text:p>
          </table:table-cell>
          <table:covered-table-cell table:style-name="ce12"/>
          <table:covered-table-cell table:number-columns-repeated="2" table:style-name="ce8"/>
          <table:covered-table-cell table:style-name="ce12"/>
          <table:covered-table-cell table:style-name="ce88"/>
          <table:covered-table-cell table:style-name="ce8"/>
          <table:covered-table-cell table:style-name="ce44"/>
          <table:table-cell table:number-columns-repeated="1016"/>
        </table:table-row>
        <table:table-row table:style-name="ro2">
          <table:table-cell table:style-name="ce77" office:value-type="date" office:date-value="2019-09-26" calcext:value-type="date">
            <text:p>26/09/19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Prise en compte des pièces écrites territorialisé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9-09-25" calcext:value-type="date">
            <text:p>25/09/19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9" office:value-type="float" office:value="26" calcext:value-type="float">
            <text:p>26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tandard CC : clarification p26 sur la possibilité d'utiliser tous les codes de Prescription de PLU dans PrescriptionUrbaType</text:p>
          </table:table-cell>
          <table:table-cell table:number-columns-repeated="1016"/>
        </table:table-row>
        <table:table-row table:style-name="ro5">
          <table:table-cell table:style-name="ce77" office:value-type="date" office:date-value="2019-08-27" calcext:value-type="date">
            <text:p>27/08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9" office:value-type="string" calcext:value-type="string">
            <text:p>MCD, tables, §5.2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identification unique des objets §5.2 (attributs optionnels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9-06-20" calcext:value-type="date">
            <text:p>20/06/19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90" office:value-type="string" calcext:value-type="string">
            <text:p>Glossaire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'entrées (du domaine urbanisme) au glossai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6-18" calcext:value-type="date">
            <text:p>18/06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a mention : jugements <text:span text:style-name="T3">"qui ont un effet applicable sur le document"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5-28" calcext:value-type="date">
            <text:p>28/05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<text:span text:style-name="T4">Suite au standard PSMV, </text:span>révision des références de la codific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5-21" calcext:value-type="date">
            <text:p>21/05/19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8" office:value-type="string" calcext:value-type="string">
            <text:p>§3.1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TYPEP : Valeur vide interdite <text:span text:style-name="T3">si l’attribut &lt;TYPEINF&gt; est égal à 00 (ajout mention)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5-03" calcext:value-type="date">
            <text:p>03/05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des hyperliens pour les références législatives et réglementair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4-30" calcext:value-type="date">
            <text:p>30/04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12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ajout PRES 16-04 installations nécessaires à l’activité agricole en zone A ou 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3-27" calcext:value-type="date">
            <text:p>27/03/19</text:p>
          </table:table-cell>
          <table:table-cell table:style-name="ce12" office:value-type="string" calcext:value-type="string">
            <text:p>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style-name="ce88" office:value-type="string" calcext:value-type="string">
            <text:p>§3.1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Table INFO std CC : TYPEP est renseigné si et seulement si TYPEINF est égal à 00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3-20" calcext:value-type="date">
            <text:p>20/03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3.1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MCD graphique en UML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9-03-13" calcext:value-type="date">
            <text:p>13/03/19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3.1</text:p>
          </table:table-cell>
          <table:table-cell table:style-name="ce8" office:value-type="string" calcext:value-type="string">
            <text:p>révision</text:p>
          </table:table-cell>
          <table:table-cell table:style-name="ce104" office:value-type="string" calcext:value-type="string">
            <text:p>révision des systèmes de référence (suite au décret n° 2019-165) – Millésimé 2019-03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10-16" calcext:value-type="date">
            <text:p>16/10/18</text:p>
          </table:table-cell>
          <table:table-cell table:style-name="ce12" office:value-type="string" calcext:value-type="string">
            <text:p>PLU &amp; CC</text:p>
          </table:table-cell>
          <table:table-cell table:style-name="ce8" office:value-type="string" calcext:value-type="string">
            <text:p>v2017b</text:p>
          </table:table-cell>
          <table:table-cell table:style-name="ce8" office:value-type="string" calcext:value-type="string">
            <text:p>v2017c</text:p>
          </table:table-cell>
          <table:table-cell table:number-columns-repeated="2" table:style-name="ce88" office:value-type="string" calcext:value-type="string">
            <text:p>§5.1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e la mention au format EDIGéO dans le modèle de cahier des charge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03/10/2018 – DIFFUSION DU STANDARD CNIG PLU/CC v2017b</text:p>
          </table:table-cell>
          <table:covered-table-cell table:style-name="ce12"/>
          <table:covered-table-cell table:style-name="ce8"/>
          <table:covered-table-cell table:style-name="ce17"/>
          <table:covered-table-cell table:number-columns-repeated="2" table:style-name="ce88"/>
          <table:covered-table-cell table:style-name="ce8"/>
          <table:covered-table-cell table:style-name="ce44"/>
          <table:table-cell table:number-columns-repeated="1016"/>
        </table:table-row>
        <table:table-row table:style-name="ro2">
          <table:table-cell table:style-name="ce77" office:value-type="date" office:date-value="2018-09-14" calcext:value-type="date">
            <text:p>14/09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§4 p36</text:p>
          </table:table-cell>
          <table:table-cell table:style-name="ce8" office:value-type="string" calcext:value-type="string">
            <text:p>amélioration</text:p>
          </table:table-cell>
          <table:table-cell table:style-name="ce38" office:value-type="string" calcext:value-type="string">
            <text:p>Ajout d’un encart récapitulatif « Annulation partielle »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9-14" calcext:value-type="date">
            <text:p>14/09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p34</text:p>
          </table:table-cell>
          <table:table-cell table:style-name="ce8" office:value-type="string" calcext:value-type="string">
            <text:p>amélioration</text:p>
          </table:table-cell>
          <table:table-cell table:style-name="ce107" office:value-type="string" calcext:value-type="string">
            <text:p>Ajout de codification périmètre d'information : 98-00 "Périmètre d’annulation partielle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9-14" calcext:value-type="date">
            <text:p>14/09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p50</text:p>
          </table:table-cell>
          <table:table-cell table:style-name="ce8" office:value-type="string" calcext:value-type="string">
            <text:p>amélioration</text:p>
          </table:table-cell>
          <table:table-cell table:style-name="ce107" office:value-type="string" calcext:value-type="string">
            <text:p>POA.pdf remplace PLH.pdf et PDU.pdf dans le répertoire 6_POA (GT DDU 06/09/18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9-07" calcext:value-type="date">
            <text:p>07/09/18</text:p>
          </table:table-cell>
          <table:table-cell table:style-name="ce12" office:value-type="string" calcext:value-type="string">
            <text:p>PLU &amp;CC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 office:value-type="string" calcext:value-type="string">
            <text:p>p43</text:p>
          </table:table-cell>
          <table:table-cell table:style-name="ce88" office:value-type="string" calcext:value-type="string">
            <text:p>p58</text:p>
          </table:table-cell>
          <table:table-cell table:style-name="ce8" office:value-type="string" calcext:value-type="string">
            <text:p>correction</text:p>
          </table:table-cell>
          <table:table-cell table:style-name="ce107" office:value-type="string" calcext:value-type="string">
            <text:p>correction d'une coquille dans les attributs de la table Prescription citée en exempl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8-08-17" calcext:value-type="date">
            <text:p>17/08/18</text:p>
          </table:table-cell>
          <table:table-cell table:style-name="ce12" office:value-type="string" calcext:value-type="string">
            <text:p>PLU</text:p>
          </table:table-cell>
          <table:table-cell table:style-name="ce8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/>
          <table:table-cell table:style-name="ce88" office:value-type="string" calcext:value-type="string">
            <text:p>p25</text:p>
          </table:table-cell>
          <table:table-cell table:style-name="ce8" office:value-type="string" calcext:value-type="string">
            <text:p>précision</text:p>
          </table:table-cell>
          <table:table-cell table:style-name="ce107" office:value-type="string" calcext:value-type="string">
            <text:p>dans &lt;DocumentUrbaType&gt;, indication que la valeur POS peut être utilisée pour les versions historiques du document d’urbanisme, mais pas pour sa version la plus récente.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8-06-20" calcext:value-type="date">
            <text:p>20/06/18</text:p>
          </table:table-cell>
          <table:table-cell table:style-name="ce12" office:value-type="string" calcext:value-type="string">
            <text:p>PLU &amp;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88" office:value-type="string" calcext:value-type="string">
            <text:p>p32</text:p>
          </table:table-cell>
          <table:table-cell table:style-name="ce88" office:value-type="string" calcext:value-type="string">
            <text:p>p42</text:p>
          </table:table-cell>
          <table:table-cell table:style-name="ce99" office:value-type="string" calcext:value-type="string">
            <text:p>correction</text:p>
          </table:table-cell>
          <table:table-cell table:style-name="ce107" office:value-type="string" calcext:value-type="string">
            <text:p>attributs chaîne de caractère : le caractère "espace" n'est plus interdit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13/0618</text:p>
          </table:table-cell>
          <table:table-cell table:style-name="ce12" office:value-type="string" calcext:value-type="string">
            <text:p>PLU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/>
          <table:table-cell table:style-name="ce91" office:value-type="string" calcext:value-type="string">
            <text:p>p50</text:p>
          </table:table-cell>
          <table:table-cell table:style-name="ce8" office:value-type="string" calcext:value-type="string">
            <text:p>amélioration</text:p>
          </table:table-cell>
          <table:table-cell table:style-name="ce108" office:value-type="string" calcext:value-type="string">
            <text:p>Indication du nommage des règlements et des OAP de plans de secteur de PLUi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4-17" calcext:value-type="date">
            <text:p>17/04/18</text:p>
          </table:table-cell>
          <table:table-cell table:style-name="ce12" office:value-type="string" calcext:value-type="string">
            <text:p>PLU &amp;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43</text:p>
          </table:table-cell>
          <table:table-cell table:style-name="ce91" office:value-type="string" calcext:value-type="string">
            <text:p>p57</text:p>
          </table:table-cell>
          <table:table-cell table:style-name="ce99" office:value-type="string" calcext:value-type="string">
            <text:p>correction</text:p>
          </table:table-cell>
          <table:table-cell table:style-name="ce108" office:value-type="string" calcext:value-type="string">
            <text:p>LIB_VAL<text:span text:style-name="T5">1</text:span> au lieu de LIB_VAL2</text:p>
          </table:table-cell>
          <table:table-cell table:number-columns-repeated="1016"/>
        </table:table-row>
        <table:table-row table:style-name="ro1">
          <table:table-cell table:style-name="ce79" office:value-type="date" office:date-value="2018-04-17" calcext:value-type="date">
            <text:p>17/04/18</text:p>
          </table:table-cell>
          <table:table-cell table:style-name="ce83" office:value-type="string" calcext:value-type="string">
            <text:p>PLU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/>
          <table:table-cell table:style-name="ce91" office:value-type="string" calcext:value-type="string">
            <text:p>p46</text:p>
          </table:table-cell>
          <table:table-cell table:style-name="ce8" office:value-type="string" calcext:value-type="string">
            <text:p>amélioration</text:p>
          </table:table-cell>
          <table:table-cell table:style-name="ce109" office:value-type="string" calcext:value-type="string">
            <text:p>Ajout de : Conformément à Loi du 6 août 2004 (...) les jugements devront préalablement être anonymisés.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12" office:value-type="string" calcext:value-type="string">
            <text:p>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22</text:p>
          </table:table-cell>
          <table:table-cell table:style-name="ce91"/>
          <table:table-cell table:style-name="ce99" office:value-type="string" calcext:value-type="string">
            <text:p>correction</text:p>
          </table:table-cell>
          <table:table-cell table:style-name="ce110" office:value-type="string" calcext:value-type="string">
            <text:p>NOMFIC : <text:span text:style-name="T5">C80</text:span> (et non pas C254)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12" office:value-type="string" calcext:value-type="string">
            <text:p>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24</text:p>
          </table:table-cell>
          <table:table-cell table:style-name="ce91"/>
          <table:table-cell table:style-name="ce99" office:value-type="string" calcext:value-type="string">
            <text:p>correction</text:p>
          </table:table-cell>
          <table:table-cell table:style-name="ce110" office:value-type="string" calcext:value-type="string">
            <text:p>NATRAC remplacé par NAT<text:span text:style-name="T5">T</text:span>RAC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12" office:value-type="string" calcext:value-type="string">
            <text:p>PLU &amp;CC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 office:value-type="string" calcext:value-type="string">
            <text:p>p45</text:p>
          </table:table-cell>
          <table:table-cell table:style-name="ce91" office:value-type="string" calcext:value-type="string">
            <text:p>p60</text:p>
          </table:table-cell>
          <table:table-cell table:style-name="ce99" office:value-type="string" calcext:value-type="string">
            <text:p>correction</text:p>
          </table:table-cell>
          <table:table-cell table:style-name="ce110" office:value-type="string" calcext:value-type="string">
            <text:p>Le champ LIB_IDZONE (..) sera constitué de la façon suivante : « Z<text:span text:style-name="T5">O</text:span> » + (...)</text:p>
          </table:table-cell>
          <table:table-cell table:number-columns-repeated="1016"/>
        </table:table-row>
        <table:table-row table:style-name="ro2">
          <table:table-cell table:style-name="ce79" office:value-type="date" office:date-value="2018-01-29" calcext:value-type="date">
            <text:p>29/01/18</text:p>
          </table:table-cell>
          <table:table-cell table:style-name="ce83" office:value-type="string" calcext:value-type="string">
            <text:p>PLU</text:p>
          </table:table-cell>
          <table:table-cell table:style-name="ce79" office:value-type="string" calcext:value-type="string">
            <text:p>v2017</text:p>
          </table:table-cell>
          <table:table-cell table:style-name="ce17" office:value-type="string" calcext:value-type="string">
            <text:p>v2017b</text:p>
          </table:table-cell>
          <table:table-cell table:style-name="ce91"/>
          <table:table-cell table:style-name="ce91" office:value-type="string" calcext:value-type="string">
            <text:p>p45</text:p>
          </table:table-cell>
          <table:table-cell table:style-name="ce99" office:value-type="string" calcext:value-type="string">
            <text:p>correction</text:p>
          </table:table-cell>
          <table:table-cell table:style-name="ce111" office:value-type="string" calcext:value-type="string">
            <text:p><text:span text:style-name="T6">p</text:span><text:span text:style-name="T7">lan_de_secteurs et non pas Plan_de_secteurs</text:span>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14/12/2017 - VALIDATION DU STANDARD CNIG PLU/CC v2017 en Commission Données</text:p>
          </table:table-cell>
          <table:covered-table-cell table:style-name="ce12"/>
          <table:covered-table-cell table:style-name="ce77"/>
          <table:covered-table-cell table:style-name="ce18"/>
          <table:covered-table-cell table:number-columns-repeated="2" table:style-name="ce88"/>
          <table:covered-table-cell table:style-name="ce8"/>
          <table:covered-table-cell table:style-name="ce44"/>
          <table:table-cell table:number-columns-repeated="1016"/>
        </table:table-row>
        <table:table-row table:style-name="ro2">
          <table:table-cell table:style-name="ce77" office:value-type="date" office:date-value="2017-12-07" calcext:value-type="date">
            <text:p>07/12/17</text:p>
          </table:table-cell>
          <table:table-cell table:style-name="ce12" office:value-type="string" calcext:value-type="string">
            <text:p>PLUi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a possibilité de Plans de secteurs pour les PLUi métropolitain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2-05" calcext:value-type="date">
            <text:p>05/12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a possibilité de plan de sectorisation graphique (en pdf) pour les CC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5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'exemples de LIB_att pour des valeurs numériques sur les prescriptions (hauteur, coefficient, valeur de recul, etc.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CSMD-DU SUP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table:number-columns-repeated="2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s termes exigence, recommandation, exemple sont désormais employés.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table:number-columns-repeated="2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s standardset les CSMD sont sous licence ouvert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a mention que tous les fichiers ont la même DATAPPRO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04 réferentiel local à ReferentielSaisieTyp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valeur vide interdite pour DATEREF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ion des mentions au POS et renvoi au std v2014 pour les PO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 et 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évision de la partie présentation de la carte communa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TYPEZONE suppression des valeur NH et Nd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emaniement du § 4.2 Qualité des donné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1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mention à l'enclave territoriale en tant que "trou" dans un PLU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5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reprise de la logique de constitution des identifiants optionnel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Gémétries simples : multi-polygones et multi-lignes ne sont pas autorisé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 &amp;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e l'attribut URLMD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champq LIB_ATTRn à 20 caractères et LIB_VALn à 80 caractères (plus long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récision sur le remplissage du champ LIBELLE des Prescription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CSMD-DU SUP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table:number-columns-repeated="2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’une balise référençant une métadonnée « parent » pour les produits DU et SUP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ossibilité de numéro séquentiel pour les OAP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ossibilité de tableau d'assemblage pour les règlements graphiqu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ossibilité de rapports de présentation en plusieurs volumes, et pas de fichier spécifique pour l’évaluation environnementa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Création et révision de ProcedureUrbaType</text:p>
          </table:table-cell>
          <table:table-cell table:number-columns-repeated="1016"/>
        </table:table-row>
        <table:table-row table:style-name="ro5">
          <table:table-cell table:style-name="ce77" office:value-type="date" office:date-value="2017-11-27" calcext:value-type="date">
            <text:p>27/11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 sommaire de PROCEDURE récapitule l'ensemble des procédures partielles avec leurs dates d'approbation, y compris la dernière date d'élaboration ou de révision générale, servant de base au document actuel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1-24" calcext:value-type="date">
            <text:p>24/11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'un attribut couleur aux tables HABILLAG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ossibilité de disposer de plusieurs coupures du règlement graphique (le plan)</text:p>
          </table:table-cell>
          <table:table-cell/>
          <table:table-cell table:style-name="ce14" table:number-columns-repeated="1014"/>
          <table:table-cell/>
        </table:table-row>
        <table:table-row table:style-name="ro2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ossibilité de numéroter plusieurs tomes du rapport de présent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ecommandation qu'un nouveau DU soit réalisé directement au format numérique.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10-05" calcext:value-type="date">
            <text:p>05/10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toutes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nombreuses précisions de rédaction, cofdifications, et référence au code de l'urba suite aux relectures de QV3, DDT32, etc.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15/09/17 au 15/11/17 : Appel à commentaires CNIG des projets de standards PLU et CC, et CSMD-DU CSMD-SUP</text:p>
          </table:table-cell>
          <table:covered-table-cell table:style-name="ce12"/>
          <table:covered-table-cell table:style-name="ce77"/>
          <table:covered-table-cell table:style-name="ce18"/>
          <table:covered-table-cell table:number-columns-repeated="2" table:style-name="ce88"/>
          <table:covered-table-cell table:style-name="ce8"/>
          <table:covered-table-cell table:style-name="ce44"/>
          <table:table-cell table:number-columns-repeated="1016"/>
        </table:table-row>
        <table:table-row table:style-name="ro2">
          <table:table-cell table:style-name="ce77" office:value-type="date" office:date-value="2017-09-14" calcext:value-type="date">
            <text:p>14/09/17</text:p>
          </table:table-cell>
          <table:table-cell table:style-name="ce14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25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25" office:value-type="string" calcext:value-type="string">
            <text:p>ZONE_URBA : prise en compte des zones de renvoi au RNU dans un PLUi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Correction du MCD graphique suite aux évolutions du modè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105" office:value-type="string" calcext:value-type="string">
            <text:p>Création du code <text:span text:style-name="T8">09</text:span><text:span text:style-name="T9"> "caduc" dans la liste EtatDocumentType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'attribut DATVALID aux tables INFORMATIO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es attributs INSEESIREN et DATAPPRO dans les tables géographiques, au bénéfice de l'utilisation de IDURBA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u numéro d'ordre dans IDURBA, incohérent avec le fait que le DU est consolidé avec l'ensemble des modifications au jour de la DATAPPRO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9-12" calcext:value-type="date">
            <text:p>12/09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Révision de l'identifiant IDURBA<text:span text:style-name="T4"> (et ajout du suffixe _&lt;codeDU&gt;)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8-23" calcext:value-type="date">
            <text:p>23/08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3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u millésime 2017-05 pour les tableaux de types énuméré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8-23" calcext:value-type="date">
            <text:p>23/08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"valeur vide autorisée" pour l'attribut DATVALID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8-23" calcext:value-type="date">
            <text:p>23/08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Correction de la cardinalité de la relation « DU remplace DU » dans le MCD graphiqu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28/06/17 au 31/08/17 : Appel à relecture technique des projets de standards PLU et CC, et CSMD-DU CSMD-SUP</text:p>
          </table:table-cell>
          <table:covered-table-cell table:number-columns-repeated="7" table:style-name="ce14"/>
          <table:table-cell table:number-columns-repeated="1016"/>
        </table:table-row>
        <table:table-row table:style-name="ro2">
          <table:table-cell table:style-name="ce77" office:value-type="date" office:date-value="2017-06-28" calcext:value-type="date">
            <text:p>28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évision de la partie "Qualité des données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6" calcext:value-type="date">
            <text:p>26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règles pour les attrbiuts chaîne de caractèrs (pas de ponctuation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6" calcext:value-type="date">
            <text:p>26/06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ossibilité de l'évaluation environnmentale pour les CC (répertoire rapport_de_p.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2" calcext:value-type="date">
            <text:p>22/06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emplissage ZC ZnC Zca pour le LIBELLE des CC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20" calcext:value-type="date">
            <text:p>20/06/17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Harmoniser standard CC avec std PLU : ajouter LIBELONG, normaliser LIBEL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4" office:value-type="string" calcext:value-type="string">
            <text:p>§5.2</text:p>
          </table:table-cell>
          <table:table-cell table:style-name="ce88" office:value-type="string" calcext:value-type="string">
            <text:p>§5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uppresion des modèles d'acte d'engagement de mise à disposition PCIv et BDP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uppression de l'attribut INTERCO dans la table DOC_URBA (TYPEDOC=PLUI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Copies d'écran de contenu de 3_Reglement et 4_Annexes (avec les sous-type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6" calcext:value-type="date">
            <text:p>16/06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e précisions figurant dans la notice explicative du standard v2014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4" calcext:value-type="date">
            <text:p>14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fusion des parties "catalogue d'objets" et "implémentation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4" calcext:value-type="date">
            <text:p>14/06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4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consignes en cas d'annulation partiel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6-13" calcext:value-type="date">
            <text:p>13/06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5.3</text:p>
          </table:table-cell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'attribut vocationDominante (DESTDOMI) devient optionnel : LIB_DSTDOM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24" calcext:value-type="date">
            <text:p>24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harmonisation des parties "catalogue d'objet" et "implémentation : noms et types d'attributs</text:p>
          </table:table-cell>
          <table:table-cell table:style-name="ce113"/>
          <table:table-cell table:number-columns-repeated="1015"/>
        </table:table-row>
        <table:table-row table:style-name="ro1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es attributs URLPE et URLMD (pour le flux WFS profil urba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1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appel que le zonage constitue un graphe planai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intégration des att optionnels LIB_ (harmonisation avec le std CC) + exempl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23" calcext:value-type="date">
            <text:p>2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'attribut DATAPPRO aux tables ZONE, PRESCRIPTION, INFORM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18" calcext:value-type="date">
            <text:p>18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18"/>
          <table:table-cell table:style-name="ce88" office:value-type="string" calcext:value-type="string">
            <text:p>§5.4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uppression de la partie symbolisation</text:p>
          </table:table-cell>
          <table:table-cell table:number-columns-repeated="1016"/>
        </table:table-row>
        <table:table-row table:style-name="ro6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s sous-types dans les noms de pièces écrites, avec des exempl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noms des tables : INSEE_TABLE_DATAPPRO</text:p>
            <text:p>description du contenu du répertoire Donnees_geographiques pour PLU et PLUi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2.2 et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'attribut NOMPROC à la table DOCUMENT_URBA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1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104" office:value-type="string" calcext:value-type="string">
            <text:p>suppression de la différenciation S/L/P pour les prescriptions et informations</text:p>
          </table:table-cell>
          <table:table-cell table:number-columns-repeated="1016"/>
        </table:table-row>
        <table:table-row table:style-name="ro7">
          <table:table-cell table:style-name="ce77" office:value-type="date" office:date-value="2017-05-10" calcext:value-type="date">
            <text:p>10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es sous-types de prescriptions et informations dans l'implément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valeur vide interdite pour DATEREF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'un exemple de liste d'annexes informativ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a liste des SUP aux annexes informativ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récisions sur la classe Habillage (suppression des cadres, cartouches,etc...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7-05-03" calcext:value-type="date">
            <text:p>03/05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es jugements dans le dossier "0_Procedure", et précisions sur le contenu de ce répertoire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évision des types de zonages d'urbanisme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3</text:p>
          </table:table-cell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e la RPCU comme type de référentiel cadastral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3-16" calcext:value-type="date">
            <text:p>16/03/17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tégration de l'état "annulation partielle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7-03-16" calcext:value-type="date">
            <text:p>16/03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1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évision de la présentation du document (standard)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22/03/17 au 09/05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 office:value-type="string" calcext:value-type="string">
            <text:p>§3.2</text:p>
          </table:table-cell>
          <table:table-cell table:style-name="ce88" office:value-type="string" calcext:value-type="string">
            <text:p>§3.4</text:p>
          </table:table-cell>
          <table:table-cell table:style-name="ce8" office:value-type="string" calcext:value-type="string">
            <text:p>amélioration</text:p>
          </table:table-cell>
          <table:table-cell table:style-name="ce112" office:value-type="string" calcext:value-type="string">
            <text:p>Révision des types et <text:span text:style-name="T10">introduction des sous-types</text:span> de prescriptions et d'informations.</text:p>
            <text:p><text:span text:style-name="T4">Référence à un millésime.</text:span>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8"/>
          <table:table-cell table:style-name="ce88" office:value-type="string" calcext:value-type="string">
            <text:p>§1.3 §2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implification du standard en renvoyant vers les fiches thématiques du ministère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2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définition des prescriptions et des annexes informatives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2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précisions sur les PLUi, sur les POA</text:p>
          </table:table-cell>
          <table:table-cell table:number-columns-repeated="1016"/>
        </table:table-row>
        <table:table-row table:style-name="ro2">
          <table:table-cell table:style-name="ce77"/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es dispositions concernant les POS (renvoi au standard v2014)</text:p>
          </table:table-cell>
          <table:table-cell table:number-columns-repeated="1016"/>
        </table:table-row>
        <table:table-row table:style-name="ro5">
          <table:table-cell table:style-name="ce77" office:value-type="string" calcext:value-type="string">
            <text:p>14/11/16 au <text:s/>22/03/17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number-columns-repeated="2" table:style-name="ce88" office:value-type="string" calcext:value-type="string">
            <text:p>§2</text:p>
          </table:table-cell>
          <table:table-cell table:style-name="ce8" office:value-type="string" calcext:value-type="string">
            <text:p>correction</text:p>
          </table:table-cell>
          <table:table-cell table:style-name="ce104" office:value-type="string" calcext:value-type="string">
            <text:p>Révision de la partie urbanisme et du catalogue d'objets, suite à la refonte du code de l'urbanism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1-09" calcext:value-type="date">
            <text:p>09/11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Abbréviation des attributs optionnels de plus de 10 car (LIB_TYPEPSC2, etc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20" calcext:value-type="date">
            <text:p>20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1 et §2.1</text:p>
          </table:table-cell>
          <table:table-cell table:style-name="ce8" office:value-type="string" calcext:value-type="string">
            <text:p>amélioration</text:p>
          </table:table-cell>
          <table:table-cell table:style-name="ce107" office:value-type="string" calcext:value-type="string">
            <text:p>Actualisation des parties introductives de la partie urbanism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 et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 standard CC supporte en plus les valeurs TYPEP : 05 et 19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4 et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 standard CC supporte toutes les valeurs TYPEINF du standard PLU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couverture</text:p>
          </table:table-cell>
          <table:table-cell table:style-name="ce8" office:value-type="string" calcext:value-type="string">
            <text:p>mise en forme</text:p>
          </table:table-cell>
          <table:table-cell table:style-name="ce44" office:value-type="string" calcext:value-type="string">
            <text:p>ajout d'une illustration sur la première de couvertu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s pièces : liste_annexes, liste_SUP, plan_SUP dans les pièces écrit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description littérale du contenu du dossier Donnees_geographiqu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informations textuelles (pièces écrite) : exportées en pdf plutôt que scanné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7" calcext:value-type="date">
            <text:p>07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résentation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évision de la page descriptive du document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Contenu du dossier 0_Procedure, et les pièces sont dans l'ordre chronologiqu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2 et 5.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Code 00 pour la vocationDominante : amélioration cohérence interne du std CC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Dans les tables, suppression des références à la nomenclature EDIGéO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6" calcext:value-type="date">
            <text:p>06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stuce d'accès direct à la partie du réglement avec #nameddest={libelle}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2 et 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s types d'informations : 04, 05,14, 16, 19 pour les cartes communal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 la RPCU comme référentiel cadastral de saisi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78/94 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Dans HABILLAGE_TXT, précisions sur la taille (en point) et le style d'écritur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37/93 §3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Coquille dans dateValidation : auquel appartient la <text:span text:style-name="T11">zone</text:span> prescrip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1</text:p>
          </table:table-cell>
          <table:table-cell table:style-name="ce8" office:value-type="string" calcext:value-type="string">
            <text:p>mise en forme</text:p>
          </table:table-cell>
          <table:table-cell table:style-name="ce44" office:value-type="string" calcext:value-type="string">
            <text:p>Listes de valeurs pour le stypes énumérés =&gt; tableau sur une page à 2 colonn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2.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référence code de l'urba =&gt; référence au code de l'urba (titres des tableaux)</text:p>
          </table:table-cell>
          <table:table-cell table:number-columns-repeated="1016"/>
        </table:table-row>
        <table:table-row table:style-name="ro8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9/93 §4.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44712_info_surf_09_1_20041103.pdf <text:s/>et pas 44712_info_surf_09_24_1_20041103.pdf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5" calcext:value-type="date">
            <text:p>05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8/93 §4.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xml du PLUi est fr-244400189-plui20111215.xml (et pas _<text:span text:style-name="T12">plui_</text:span>20111215.xml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8/93 §4.3</text:p>
          </table:table-cell>
          <table:table-cell table:style-name="ce8" office:value-type="string" calcext:value-type="string">
            <text:p>correction</text:p>
          </table:table-cell>
          <table:table-cell table:style-name="ce25" office:value-type="string" calcext:value-type="string">
            <text:p>Ajout des crochets "&gt;" manquants dans les règles de dénominatin de fichiers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: "valeur vide possible" pour les NOMFIC de prescriptions et information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3.1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u système de référence de Saint-Pierre-et-Miquelon</text:p>
          </table:table-cell>
          <table:table-cell table:number-columns-repeated="1016"/>
        </table:table-row>
        <table:table-row table:style-name="ro9">
          <table:table-cell table:style-name="ce77" office:value-type="date" office:date-value="2016-10-04" calcext:value-type="date">
            <text:p>04/10/16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8" office:value-type="string" calcext:value-type="string" table:number-columns-spanned="2" table:number-rows-spanned="1">
            <text:p>glossaire</text:p>
          </table:table-cell>
          <table:covered-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'une entrée "GPU" dans le glossair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6-09-16" calcext:value-type="date">
            <text:p>16/09/16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40/96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e la ligne "Libelle" répétée en fin de tableau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22-01-16" calcext:value-type="date">
            <text:p>16/01/22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/>
          <table:table-cell table:style-name="ce8"/>
          <table:table-cell table:style-name="ce44" office:value-type="string" calcext:value-type="string">
            <text:p>Ajout des valeurs 04 (droit de préemption) et 16 (archéo) aux valeurs de TYPEINF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05-01-16" calcext:value-type="date">
            <text:p>16/01/05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/>
          <table:table-cell table:style-name="ce44" office:value-type="string" calcext:value-type="string">
            <text:p>Modification du contenu du dossier 4_Annex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05-01-16" calcext:value-type="date">
            <text:p>16/01/05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P58/90 §4.3</text:p>
          </table:table-cell>
          <table:table-cell table:style-name="ce8"/>
          <table:table-cell table:style-name="ce44" office:value-type="string" calcext:value-type="string">
            <text:p>Revue des exemples du contenu du dossier 0_Procedur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03-11-15" calcext:value-type="date">
            <text:p>15/11/03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string" calcext:value-type="string">
            <text:p>§4,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INSEE_orientations_amenagement_1_DATAPPRO.pdf</text:p>
            <text:p>=&gt; désigation :  "orientations_amenagement" (pas "orientations"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02-06-15" calcext:value-type="date">
            <text:p>15/06/02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 office:value-type="float" office:value="35" calcext:value-type="float">
            <text:p>35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insertion d'un saut de ligne avant la valeur 07 de vocation dominant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11-14" calcext:value-type="date">
            <text:p>14/11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18" office:value-type="string" calcext:value-type="string">
            <text:p>projet v2017</text:p>
          </table:table-cell>
          <table:table-cell table:style-name="ce93"/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valeur vide impossible pour NOMFIC dans les tables DOC_URBA, ZONE_URBA et PRESCRIPTION_P/L/S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8" table:number-rows-spanned="1">
            <text:p>02/10/2014 – VALIDATION DU STANDARD CNIC PLU/CC v2014</text:p>
          </table:table-cell>
          <table:covered-table-cell table:style-name="ce84"/>
          <table:covered-table-cell table:number-columns-repeated="2" table:style-name="ce5"/>
          <table:covered-table-cell table:style-name="ce95"/>
          <table:covered-table-cell table:style-name="ce97"/>
          <table:covered-table-cell table:style-name="ce100"/>
          <table:covered-table-cell table:style-name="ce84"/>
          <table:table-cell table:number-columns-repeated="1016"/>
        </table:table-row>
        <table:table-row table:style-name="ro2">
          <table:table-cell table:style-name="ce77" office:value-type="date" office:date-value="2014-09-25" calcext:value-type="date">
            <text:p>25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/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ctualisation des géométries possibles pour les prescriptions et information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9" calcext:value-type="date">
            <text:p>19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3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des contraintes sur les attributs dans la partie implément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9" calcext:value-type="date">
            <text:p>19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5.4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jout du dossier 6_POA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9" calcext:value-type="date">
            <text:p>19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5.4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jout symbolisation Ah et Nh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/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Prescriptions : ajout d'occurrence 29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ECTEUR_CC : C2 (et non pas C3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NOMREG : C80 (et non pas C8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15" calcext:value-type="date">
            <text:p>15/09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Le réglement graphique est stocké dans 3_reglement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9-09" calcext:value-type="date">
            <text:p>09/09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</text:p>
          </table:table-cell>
          <table:table-cell table:style-name="ce88" office:value-type="string" calcext:value-type="string">
            <text:p>§5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uppression de la mention au format EDIGéO comme format d'échang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astuce de l'utilisation de l'indexation dans NOMFIC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3.1 et 3.2</text:p>
          </table:table-cell>
          <table:table-cell table:style-name="ce88" office:value-type="string" calcext:value-type="string">
            <text:p>§3.1 et 3.2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explication et exemple sur dateValidatio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1.6 et 1.7</text:p>
          </table:table-cell>
          <table:table-cell table:style-name="ce88" office:value-type="string" calcext:value-type="string">
            <text:p>§1.6 et 1.7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ubriques "Documentation complémentaire" et "Contacts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4</text:p>
          </table:table-cell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Description des identifiants de class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9" calcext:value-type="date">
            <text:p>2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2.1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Loi ALUR, définition du PLUi, relations avec le PLH, PDU, POA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8" calcext:value-type="date">
            <text:p>28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Implémentation d'un PLUi (suivant les préconisations de l'ADAUHR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8" calcext:value-type="date">
            <text:p>28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4</text:p>
          </table:table-cell>
          <table:table-cell table:style-name="ce88" office:value-type="string" calcext:value-type="string">
            <text:p>§5.5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jout de la sous-classificaton pour les types de prescriptions et d'informations, sous la forme d'attributs complémentaires optionnel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6" calcext:value-type="date">
            <text:p>26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p15 à 20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efonte du tableau OAP, Prescriptions, Annexes informatives (A. Cocquière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22" calcext:value-type="date">
            <text:p>22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Description de la constuction de idDocumentUrba (implémenté IDURBA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8-21" calcext:value-type="date">
            <text:p>21/08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MCD grap.</text:p>
          </table:table-cell>
          <table:table-cell table:style-name="ce88" office:value-type="string" calcext:value-type="string">
            <text:p>MCD grap.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istes de valeurs pour les types énumérés sous forme de tableau textuel éditabl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19" calcext:value-type="date">
            <text:p>1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partout</text:p>
          </table:table-cell>
          <table:table-cell table:style-name="ce8" office:value-type="string" calcext:value-type="string">
            <text:p>évolution</text:p>
          </table:table-cell>
          <table:table-cell table:style-name="ce105" office:value-type="string" calcext:value-type="string">
            <text:p>intégration des évolutions de codification d'articles suite à loi ALUR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8-19" calcext:value-type="date">
            <text:p>19/08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33 et 42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Prescription 28 devient "condition de desserte" au lieu de "interdiction d'accès"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7-03" calcext:value-type="date">
            <text:p>03/07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la codification des fichiers d'info peut être complétée par une abréviation, par exemple : <text:s/>44712_info_lin_19_aep.pdf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15" calcext:value-type="float">
            <text:p>15</text:p>
          </table:table-cell>
          <table:table-cell table:style-name="ce88"/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Reprise du § "Modélisation temporelle" pour ne prendre en compte que les procédures adaptées aux CC. Ajout de la co-approbation du préfet.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Les precriptions sont stockées dans 3_Reglement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30" calcext:value-type="float">
            <text:p>30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DESTDOMI "équipement" devient "équipement public"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4.3</text:p>
          </table:table-cell>
          <table:table-cell table:style-name="ce88" office:value-type="string" calcext:value-type="string">
            <text:p>§4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e dossier 0_Procedure contient <text:s/>un unique document PDF qui est la compilation des pièces successives.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30, 40, 59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Suppression des mentions au COS.</text:p>
            <text:p>"<text:span text:style-name="T3">secteur à transfert de COS</text:span>" devient "<text:span text:style-name="T3">secteur à transfert de constructibilité</text:span>"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25" calcext:value-type="date">
            <text:p>25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13, 30, 40, 59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jout de l'occurrence Ah à ZONAGE (TypeZoneSimplifié)</text:p>
          </table:table-cell>
          <table:table-cell table:number-columns-repeated="1016"/>
        </table:table-row>
        <table:table-row table:style-name="ro5">
          <table:table-cell table:style-name="ce77" office:value-type="date" office:date-value="2014-06-16" calcext:value-type="date">
            <text:p>16/06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23" calcext:value-type="float">
            <text:p>23</text:p>
          </table:table-cell>
          <table:table-cell table:style-name="ce88"/>
          <table:table-cell table:style-name="ce8"/>
          <table:table-cell table:style-name="ce44" office:value-type="string" calcext:value-type="string">
            <text:p>Ajout de : <text:span text:style-name="T3">En pratique on retrouve à la fois des prescriptions et des informations en complément des secteurs de cartes communales. Les champs typeI et typeP (par analogie aux prescriptions des PLU) codifient l'information numérisée.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12" calcext:value-type="date">
            <text:p>12/06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INTERCO : C1 au lieu de booléen. LIBELLE C12 au lieu de C254</text:p>
          </table:table-cell>
          <table:table-cell table:number-columns-repeated="1016"/>
        </table:table-row>
        <table:table-row table:style-name="ro7">
          <table:table-cell table:style-name="ce77" office:value-type="date" office:date-value="2014-06-11" calcext:value-type="date">
            <text:p>11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§5.3</text:p>
          </table:table-cell>
          <table:table-cell table:style-name="ce88" office:value-type="string" calcext:value-type="string">
            <text:p>§5.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Mise en forme condensée des tableaux d'implémentation (Surf,Lin,Pct groupés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6" calcext:value-type="date">
            <text:p>06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6" office:value-type="float" office:value="16" calcext:value-type="float">
            <text:p>16</text:p>
          </table:table-cell>
          <table:table-cell table:style-name="ce88" office:value-type="float" office:value="24" calcext:value-type="float">
            <text:p>24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ctualisation des MCD graphique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5" calcext:value-type="date">
            <text:p>05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6" office:value-type="float" office:value="35" calcext:value-type="float">
            <text:p>35</text:p>
          </table:table-cell>
          <table:table-cell table:style-name="ce88" office:value-type="float" office:value="65" calcext:value-type="float">
            <text:p>65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description des contenus des dossiers pièces écrites et leur dénomin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5" calcext:value-type="date">
            <text:p>05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44/48</text:p>
          </table:table-cell>
          <table:table-cell table:style-name="ce88" office:value-type="float" office:value="65" calcext:value-type="float">
            <text:p>65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suppression de l'attribut DATECOG dans la table DOC_URBA_COM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5" calcext:value-type="date">
            <text:p>05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3/48</text:p>
          </table:table-cell>
          <table:table-cell table:style-name="ce88" office:value-type="float" office:value="59" calcext:value-type="float">
            <text:p>59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Clarification sur le format DATE (ISO 8601 de base) : AAAAMMJJ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4" calcext:value-type="date">
            <text:p>04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6"/>
          <table:table-cell table:style-name="ce88" office:value-type="float" office:value="56" calcext:value-type="float">
            <text:p>56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Liste des abbréviations et exemples de pièces contenues dans le dossier 4_Annexe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6-03" calcext:value-type="date">
            <text:p>03/06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3 et 44/48</text:p>
          </table:table-cell>
          <table:table-cell table:style-name="ce88" office:value-type="string" calcext:value-type="string">
            <text:p>51 et 63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Système d'encodage = UTF-8 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6-03" calcext:value-type="date">
            <text:p>03/06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53" calcext:value-type="float">
            <text:p>53</text:p>
          </table:table-cell>
          <table:table-cell table:style-name="ce8" office:value-type="string" calcext:value-type="string">
            <text:p>amélioration</text:p>
          </table:table-cell>
          <table:table-cell table:style-name="ce44" office:value-type="string" calcext:value-type="string">
            <text:p>Exemples de pièces contenues dans le dossier 0_Procedure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20" calcext:value-type="date">
            <text:p>20/05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4/47</text:p>
          </table:table-cell>
          <table:table-cell table:style-name="ce88"/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Harmonisation de l'arborescence CC avec celle des PLU : 0_Procedure 1_Rapport_de_presentation 4_annexes (et pas 2_Annexes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19" calcext:value-type="date">
            <text:p>19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18/47</text:p>
          </table:table-cell>
          <table:table-cell table:style-name="ce88" office:value-type="float" office:value="28" calcext:value-type="float">
            <text:p>28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URLPLAN : Lien d’accès au fichier du plan scanné =&gt; Lien d’accès au fichier du plan scanné, ou d'une archive zip regroupant les plans scannés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5-19" calcext:value-type="date">
            <text:p>19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06/48</text:p>
          </table:table-cell>
          <table:table-cell table:style-name="ce88" office:value-type="float" office:value="7" calcext:value-type="float">
            <text:p>7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jout du paragraphe : Ordonnance relative à la création du portail national de l'urbanisme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5-19" calcext:value-type="date">
            <text:p>19/05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4/47</text:p>
          </table:table-cell>
          <table:table-cell table:style-name="ce88" office:value-type="float" office:value="53" calcext:value-type="float">
            <text:p>53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§4.3 : réécriture du contenu des dossiers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15" calcext:value-type="date">
            <text:p>15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3/46</text:p>
          </table:table-cell>
          <table:table-cell table:style-name="ce88" office:value-type="float" office:value="55" calcext:value-type="float">
            <text:p>55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Référence au Consignes de saisie des métadonnées INSPIRE. Les métadonnées sont obligatoires. 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5-15" calcext:value-type="date">
            <text:p>15/05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34/47</text:p>
          </table:table-cell>
          <table:table-cell table:style-name="ce88" office:value-type="float" office:value="52" calcext:value-type="float">
            <text:p>5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Les tables DOC_URBA et DOC_URBA_COM sont obligatoires et se trouvent sous le dossier principal INSEE_PLU_DATAPPRO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30" calcext:value-type="float">
            <text:p>30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Ajout de la mention : <text:span text:style-name="T3">Le rapport de présentation est stocké dans « 1_Rapport_de_presentation », l'évaluation environnementale y est stockée également.</text:span></text:p>
          </table:table-cell>
          <table:table-cell table:number-columns-repeated="1016"/>
        </table:table-row>
        <table:table-row table:style-name="ro10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NOMPLAN en C80 au lieu de C5</text:p>
          </table:table-cell>
          <table:table-cell table:number-columns-repeated="1016"/>
        </table:table-row>
        <table:table-row table:style-name="ro10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17 et 19/47</text:p>
          </table:table-cell>
          <table:table-cell table:style-name="ce88" office:value-type="string" calcext:value-type="string">
            <text:p>26 et 27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suppression de l'attribut VERSION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/>
          <table:table-cell table:style-name="ce88" office:value-type="float" office:value="27" calcext:value-type="float">
            <text:p>27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Ajout du commentaire : <text:span text:style-name="T3">La valeur « Approuvé » correspond à l'état entre la délibération et la publicité du document d'urbanisme.</text:span>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20 et 44</text:p>
          </table:table-cell>
          <table:table-cell table:style-name="ce88" office:value-type="float" office:value="27" calcext:value-type="float">
            <text:p>27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ETAT : "en cours de procédure" au lieu de "en projet"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20 et 44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évolution</text:p>
          </table:table-cell>
          <table:table-cell table:style-name="ce44" office:value-type="string" calcext:value-type="string">
            <text:p>ETAT: ajout occurence 07 : approuvé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TYPEREF en C2 au lieu de C15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62" calcext:value-type="float">
            <text:p>62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TYPEDOC : Ajout de PSMV pour le standard PLU et passage en C4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PLU &amp; 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Page d'entête : date de version 2014 et bas de page : date de modification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4" calcext:value-type="float">
            <text:p>44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ETAT = abrogé : valeur 06 au lieu de 6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4" calcext:value-type="float">
            <text:p>44</text:p>
          </table:table-cell>
          <table:table-cell table:style-name="ce88"/>
          <table:table-cell table:style-name="ce101" office:value-type="string" calcext:value-type="string">
            <text:p>correction</text:p>
          </table:table-cell>
          <table:table-cell table:style-name="ce44" office:value-type="string" calcext:value-type="string">
            <text:p>FERMRECO = Secteur FERME à la reconstruction (et non pas OUVERT)</text:p>
          </table:table-cell>
          <table:table-cell table:number-columns-repeated="1016"/>
        </table:table-row>
        <table:table-row table:style-name="ro2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float" office:value="44" calcext:value-type="float">
            <text:p>44</text:p>
          </table:table-cell>
          <table:table-cell table:style-name="ce88"/>
          <table:table-cell table:style-name="ce8" office:value-type="string" calcext:value-type="string">
            <text:p>correction</text:p>
          </table:table-cell>
          <table:table-cell table:style-name="ce44" office:value-type="string" calcext:value-type="string">
            <text:p>TYPEP est codé C2 (non renseigné auparavant)</text:p>
          </table:table-cell>
          <table:table-cell table:number-columns-repeated="1016"/>
        </table:table-row>
        <table:table-row table:style-name="ro1">
          <table:table-cell table:style-name="ce77" office:value-type="date" office:date-value="2014-04-30" calcext:value-type="date">
            <text:p>30/04/14</text:p>
          </table:table-cell>
          <table:table-cell table:style-name="ce12" office:value-type="string" calcext:value-type="string">
            <text:p>CC</text:p>
          </table:table-cell>
          <table:table-cell table:style-name="ce77" office:value-type="date" office:date-value="2013-04-19" calcext:value-type="date">
            <text:p>19/04/13</text:p>
          </table:table-cell>
          <table:table-cell table:style-name="ce77" office:value-type="date" office:date-value="2014-10-02" calcext:value-type="date">
            <text:p>02/10/14</text:p>
          </table:table-cell>
          <table:table-cell table:style-name="ce93" office:value-type="string" calcext:value-type="string">
            <text:p>44 et 45/47</text:p>
          </table:table-cell>
          <table:table-cell table:style-name="ce88"/>
          <table:table-cell table:style-name="ce8" office:value-type="string" calcext:value-type="string">
            <text:p>harmonisation</text:p>
          </table:table-cell>
          <table:table-cell table:style-name="ce44" office:value-type="string" calcext:value-type="string">
            <text:p>INFORMATION_SURF devient INFO_SURF _LIN _PCT</text:p>
          </table:table-cell>
          <table:table-cell table:number-columns-repeated="1016"/>
        </table:table-row>
        <table:table-row table:style-name="ro2" table:number-rows-repeated="10483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volutions.A1:Evolutions.AMJ1048576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Arial-ItalicMT" svg:font-family="Arial-ItalicMT" style:font-family-generic="script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SimSun" svg:font-family="SimSun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fo:page-width="29.7cm" fo:page-height="21.001cm" style:num-format="1" style:print-orientation="landscape" fo:margin-top="0.579cm" fo:margin-bottom="0.688cm" fo:margin-left="0.646cm" fo:margin-right="0.711cm" style:scale-to="9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47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Suivi des évolutions des géostandards CNIG PLU / CC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17:09:46.856000000</meta:creation-date>
    <meta:editing-duration>PT5M24S</meta:editing-duration>
    <meta:editing-cycles>7</meta:editing-cycles>
    <meta:generator>LibreOffice/7.4.6.2$Windows_X86_64 LibreOffice_project/5b1f5509c2decdade7fda905e3e1429a67acd63d</meta:generator>
    <dc:subject>Suivi des évolutions des standards CNIG PLU/CC</dc:subject>
    <dc:title>Suivi des évolutions des standards CNIG PLU/CC</dc:title>
    <dc:date>2024-03-12T13:20:47.167000000</dc:date>
    <dc:creator>Arnauld Gallais</dc:creator>
    <meta:document-statistic meta:table-count="1" meta:cell-count="1708" meta:object-count="0"/>
    <meta:user-defined meta:name="Info 1"/>
    <meta:user-defined meta:name="Info 2"/>
    <meta:user-defined meta:name="Info 3"/>
    <meta:user-defined meta:name="Info 4"/>
  </office:meta>
</office:document-meta>
</file>